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6.372cm" style:use-optimal-column-width="false"/>
    </style:style>
    <style:style style:name="co2" style:family="table-column">
      <style:table-column-properties style:column-width="5.635cm" style:use-optimal-column-width="false"/>
    </style:style>
    <style:style style:name="co3" style:family="table-column">
      <style:table-column-properties style:column-width="5.642cm" style:use-optimal-column-width="false"/>
    </style:style>
    <style:style style:name="co4" style:family="table-column">
      <style:table-column-properties style:column-width="8.213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036cm"/>
    </style:style>
    <style:style style:name="ro3" style:family="table-row">
      <style:table-row-properties style:row-height="1.087cm"/>
    </style:style>
    <style:style style:name="ro4" style:family="table-row">
      <style:table-row-properties style:row-height="1.37cm"/>
    </style:style>
    <style:style style:name="ro5" style:family="table-row">
      <style:table-row-properties style:row-height="0.98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5pt" style:font-size-asian="15pt" style:font-size-complex="15pt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  <style:text-properties fo:font-family="'DejaVu Sans'" style:font-family-generic="roman" style:font-pitch="variable" fo:font-size="20pt" style:letter-kerning="true" style:font-size-asian="20pt" style:font-family-complex="'Lohit Hindi'" style:font-family-generic-complex="system" style:font-pitch-complex="variable" style:font-size-complex="20pt"/>
    </style:style>
    <style:style style:name="ce5" style:family="table-cell">
      <style:graphic-properties style:repeat="repeat"/>
      <style:text-properties fo:font-family="'DejaVu Sans'" style:font-family-generic="roman" style:font-pitch="variable" fo:font-size="18pt" style:letter-kerning="true" style:font-size-asian="18pt" style:font-family-complex="'Lohit Hindi'" style:font-family-generic-complex="system" style:font-pitch-complex="variable" style:font-size-complex="18pt"/>
    </style:style>
    <style:style style:name="ce6" style:family="table-cell">
      <style:graphic-properties style:repeat="repeat"/>
      <style:text-properties fo:font-family="'DejaVu Serif'" style:font-family-generic="roman" style:font-pitch="variable" fo:font-size="12pt" style:font-size-asian="12pt" style:font-size-complex="12pt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DejaVu Sans'" style:font-family-generic="roman" style:font-pitch="variable" fo:font-size="18pt" style:letter-kerning="true" style:font-size-asian="18pt" style:font-family-complex="'Lohit Hindi'" style:font-family-generic-complex="system" style:font-pitch-complex="variable" style:font-size-complex="18pt"/>
    </style:style>
    <style:style style:name="P4" style:family="paragraph">
      <style:text-properties fo:font-family="'DejaVu Sans'" style:font-family-generic="roman" style:font-pitch="variable" fo:font-size="12pt" style:letter-kerning="true" style:font-size-asian="12pt" style:font-family-complex="'Lohit Hindi'" style:font-family-generic-complex="system" style:font-pitch-complex="variable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rangement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Data preprocessing + Algorithm</text:span></text:p>
                <text:p><text:span text:style-name="T2">Data preprocessing: </text:span><text:span text:style-name="T2">杨子枢，成俊文，郑安</text:span><text:span text:style-name="T2">(same thing different modes)</text:span></text:p>
                <text:p><text:span text:style-name="T2">Algorithm: </text:span><text:span text:style-name="T2">汪丰，陈汝丹</text:span><text:span text:style-name="T2">(two algorithms)</text:span></text:p>
              </text:list-item>
              <text:list-item>
                <text:p><text:span text:style-name="T1">Algorithm: Three plans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standard" draw:layer="layout" svg:width="23.283cm" svg:height="5.252cm" svg:x="1.836cm" svg:y="11.1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Description</text:p>
              </table:table-cell>
              <table:table-cell>
                <text:p>Advantage</text:p>
              </table:table-cell>
              <table:table-cell>
                <text:p>Disadvantage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3">Torch</text:span></text:p>
              </table:table-cell>
              <table:table-cell table:style-name="ce1">
                <text:p><text:span text:style-name="T3">open source</text:span></text:p>
              </table:table-cell>
              <table:table-cell>
                <text:p text:style-name="P2"><text:span text:style-name="T4">easy to use with single machine multi GPUs</text:span></text:p>
              </table:table-cell>
              <table:table-cell>
                <text:p text:style-name="P2">Not sure to build multi machines multi GPUs <text:s/></text:p>
              </table:table-cell>
            </table:table-row>
            <table:table-row table:style-name="ro2" table:default-cell-style-name="ce3">
              <table:table-cell table:style-name="ce2">
                <text:p text:style-name="P1"><text:span text:style-name="T3">RICA + MLP</text:span></text:p>
              </table:table-cell>
              <table:table-cell table:style-name="ce1">
                <text:p><text:span text:style-name="T3">our code</text:span></text:p>
              </table:table-cell>
              <table:table-cell>
                <text:p text:style-name="P2"><text:span text:style-name="T4">easy to debug with multi machines multi CPUs</text:span></text:p>
              </table:table-cell>
              <table:table-cell>
                <text:p text:style-name="P2"><text:span text:style-name="T4">Hard to build <text:s/>multi machines multi GPUs and fine-tuning</text:span></text:p>
              </table:table-cell>
            </table:table-row>
            <table:table-row table:style-name="ro3" table:default-cell-style-name="ce3">
              <table:table-cell table:style-name="ce2">
                <text:p text:style-name="P1"><text:span text:style-name="T3">galaxy(cuda-convnet)</text:span></text:p>
              </table:table-cell>
              <table:table-cell table:style-name="ce1">
                <text:p><text:span text:style-name="T3">open source</text:span></text:p>
              </table:table-cell>
              <table:table-cell>
                <text:p text:style-name="P2">Useful experience</text:p>
              </table:table-cell>
              <table:table-cell>
                <text:p text:style-name="P2"><text:span text:style-name="T4">Can't build <text:s/>multi machines multi GPUs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line</text:p>
          </draw:text-box>
        </draw:frame>
        <draw:frame draw:style-name="standard" draw:layer="layout" svg:width="24.638cm" svg:height="5.358cm" svg:x="2.085cm" svg:y="5.031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4" table:default-cell-style-name="ce5">
              <table:table-cell table:style-name="ce4"/>
              <table:table-cell>
                <text:list text:style-name="L4">
                  <text:list-header>
                    <text:p text:style-name="P3"><text:span text:style-name="T2">Data preprocessing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3"><text:span text:style-name="T2">Algorithm</text:span></text:p>
                  </text:list-header>
                </text:list>
              </table:table-cell>
            </table:table-row>
            <table:table-row table:style-name="ro5" table:default-cell-style-name="ce6">
              <table:table-cell>
                <text:list text:continue-numbering="true" text:style-name="L4">
                  <text:list-item>
                    <text:p text:style-name="P4">2015/01/03-2015/01/13</text:p>
                  </text:list-item>
                </text:list>
              </table:table-cell>
              <table:table-cell>
                <text:p text:style-name="P4">Read code of the processing of <text:s/>galaxy, and provide data fro training</text:p>
              </table:table-cell>
              <table:table-cell>
                <text:p text:style-name="P4">Debugging(4 days) + training(6 days) </text:p>
                <text:p text:style-name="P4">First result</text:p>
              </table:table-cell>
            </table:table-row>
            <table:table-row table:style-name="ro5" table:default-cell-style-name="ce3">
              <table:table-cell>
                <text:p text:style-name="P2">2015/01/14-2015/02/05</text:p>
              </table:table-cell>
              <table:table-cell>
                <text:p text:style-name="P2">Try different modes(size,number...)</text:p>
              </table:table-cell>
              <table:table-cell>
                <text:p text:style-name="P2">Adjust the parameters, try GPU version</text:p>
              </table:table-cell>
            </table:table-row>
            <table:table-row table:style-name="ro5" table:default-cell-style-name="ce1">
              <table:table-cell table:style-name="ce3">
                <text:p text:style-name="P2"><text:span text:style-name="T4">2015/02/05...</text:span></text:p>
              </table:table-cell>
              <table:table-cell/>
              <table:table-cell>
                <text:p text:style-name="P4">Adjust the parameter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d </meta:initial-creator>
    <meta:creation-date>2014-12-31T12:41:49</meta:creation-date>
    <dc:date>2014-12-31T13:36:35</dc:date>
    <dc:creator>crd </dc:creator>
    <meta:editing-duration>PT6M33S</meta:editing-duration>
    <meta:editing-cycles>1</meta:editing-cycles>
    <meta:document-statistic meta:object-count="34"/>
    <meta:generator>LibreOffice/3.5$Linux_x86 LibreOffice_project/350m1$Build-2</meta:generator>
  </office:meta>
</office:document-meta>
</file>